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a1" style:family="table">
      <style:table-properties style:width="17.147cm" fo:margin-left="0cm" table:align="left"/>
    </style:style>
    <style:style style:name="Tabella1.A" style:family="table-column">
      <style:table-column-properties style:column-width="2.392cm"/>
    </style:style>
    <style:style style:name="Tabella1.B" style:family="table-column">
      <style:table-column-properties style:column-width="4.196cm"/>
    </style:style>
    <style:style style:name="Tabella1.C" style:family="table-column">
      <style:table-column-properties style:column-width="1.607cm"/>
    </style:style>
    <style:style style:name="Tabella1.D" style:family="table-column">
      <style:table-column-properties style:column-width="4.611cm"/>
    </style:style>
    <style:style style:name="Tabella1.E" style:family="table-column">
      <style:table-column-properties style:column-width="1.789cm"/>
    </style:style>
    <style:style style:name="Tabella1.F" style:family="table-column">
      <style:table-column-properties style:column-width="2.552cm"/>
    </style:style>
    <style:style style:name="Tabel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F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2" style:family="table">
      <style:table-properties style:width="17.136cm" fo:margin-left="0cm" table:align="left"/>
    </style:style>
    <style:style style:name="Tabella2.A" style:family="table-column">
      <style:table-column-properties style:column-width="2.096cm"/>
    </style:style>
    <style:style style:name="Tabella2.B" style:family="table-column">
      <style:table-column-properties style:column-width="4.509cm"/>
    </style:style>
    <style:style style:name="Tabella2.C" style:family="table-column">
      <style:table-column-properties style:column-width="1.395cm"/>
    </style:style>
    <style:style style:name="Tabella2.D" style:family="table-column">
      <style:table-column-properties style:column-width="9.137cm"/>
    </style:style>
    <style:style style:name="Tabel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D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3" style:family="table">
      <style:table-properties style:width="17.198cm" fo:margin-left="0cm" table:align="left"/>
    </style:style>
    <style:style style:name="Tabella3.A" style:family="table-column">
      <style:table-column-properties style:column-width="2.088cm"/>
    </style:style>
    <style:style style:name="Tabella3.B" style:family="table-column">
      <style:table-column-properties style:column-width="7.608cm"/>
    </style:style>
    <style:style style:name="Tabella3.C" style:family="table-column">
      <style:table-column-properties style:column-width="2.607cm"/>
    </style:style>
    <style:style style:name="Tabella3.D" style:family="table-column">
      <style:table-column-properties style:column-width="4.895cm"/>
    </style:style>
    <style:style style:name="Tabella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3.D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4" style:family="table">
      <style:table-properties style:width="17.233cm" fo:margin-left="0cm" table:align="left"/>
    </style:style>
    <style:style style:name="Tabella4.A" style:family="table-column">
      <style:table-column-properties style:column-width="2.293cm"/>
    </style:style>
    <style:style style:name="Tabella4.B" style:family="table-column">
      <style:table-column-properties style:column-width="14.94cm"/>
    </style:style>
    <style:style style:name="Tabella4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4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5" style:family="table">
      <style:table-properties style:width="8.89cm" fo:margin-left="0cm" table:align="left"/>
    </style:style>
    <style:style style:name="Tabella5.A" style:family="table-column">
      <style:table-column-properties style:column-width="4.001cm"/>
    </style:style>
    <style:style style:name="Tabella5.B" style:family="table-column">
      <style:table-column-properties style:column-width="4.89cm"/>
    </style:style>
    <style:style style:name="Tabel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5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6" style:family="table">
      <style:table-properties style:width="17.136cm" fo:margin-left="0cm" table:align="left"/>
    </style:style>
    <style:style style:name="Tabella6.A" style:family="table-column">
      <style:table-column-properties style:column-width="4.001cm"/>
    </style:style>
    <style:style style:name="Tabella6.B" style:family="table-column">
      <style:table-column-properties style:column-width="13.136cm"/>
    </style:style>
    <style:style style:name="Tabel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6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7" style:family="table">
      <style:table-properties style:width="16.309cm" table:align="left"/>
    </style:style>
    <style:style style:name="Tabella7.A" style:family="table-column">
      <style:table-column-properties style:column-width="1.205cm"/>
    </style:style>
    <style:style style:name="Tabella7.B" style:family="table-column">
      <style:table-column-properties style:column-width="3.274cm"/>
    </style:style>
    <style:style style:name="Tabella7.C" style:family="table-column">
      <style:table-column-properties style:column-width="0.737cm"/>
    </style:style>
    <style:style style:name="Tabella7.D" style:family="table-column">
      <style:table-column-properties style:column-width="3.327cm"/>
    </style:style>
    <style:style style:name="Tabella7.E" style:family="table-column">
      <style:table-column-properties style:column-width="5.5cm"/>
    </style:style>
    <style:style style:name="Tabella7.F" style:family="table-column">
      <style:table-column-properties style:column-width="2.267cm"/>
    </style:style>
    <style:style style:name="Tabella7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7.F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8" style:family="table">
      <style:table-properties style:width="17.136cm" fo:margin-left="0cm" table:align="left"/>
    </style:style>
    <style:style style:name="Tabella8.A" style:family="table-column">
      <style:table-column-properties style:column-width="2.406cm"/>
    </style:style>
    <style:style style:name="Tabella8.B" style:family="table-column">
      <style:table-column-properties style:column-width="1.801cm"/>
    </style:style>
    <style:style style:name="Tabella8.C" style:family="table-column">
      <style:table-column-properties style:column-width="1.905cm"/>
    </style:style>
    <style:style style:name="Tabella8.D" style:family="table-column">
      <style:table-column-properties style:column-width="0.979cm"/>
    </style:style>
    <style:style style:name="Tabella8.E" style:family="table-column">
      <style:table-column-properties style:column-width="2.115cm"/>
    </style:style>
    <style:style style:name="Tabella8.F" style:family="table-column">
      <style:table-column-properties style:column-width="1.984cm"/>
    </style:style>
    <style:style style:name="Tabella8.G" style:family="table-column">
      <style:table-column-properties style:column-width="1.907cm"/>
    </style:style>
    <style:style style:name="Tabella8.H" style:family="table-column">
      <style:table-column-properties style:column-width="1.401cm"/>
    </style:style>
    <style:style style:name="Tabella8.I" style:family="table-column">
      <style:table-column-properties style:column-width="2.639cm"/>
    </style:style>
    <style:style style:name="Tabella8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8.I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8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8.I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9" style:family="table">
      <style:table-properties style:width="17.136cm" fo:margin-left="0cm" table:align="left"/>
    </style:style>
    <style:style style:name="Tabella9.A" style:family="table-column">
      <style:table-column-properties style:column-width="2.406cm"/>
    </style:style>
    <style:style style:name="Tabella9.B" style:family="table-column">
      <style:table-column-properties style:column-width="7.288cm"/>
    </style:style>
    <style:style style:name="Tabella9.C" style:family="table-column">
      <style:table-column-properties style:column-width="2.607cm"/>
    </style:style>
    <style:style style:name="Tabella9.D" style:family="table-column">
      <style:table-column-properties style:column-width="4.835cm"/>
    </style:style>
    <style:style style:name="Tabel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a9.D1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ella9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9.D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10" style:family="table">
      <style:table-properties style:width="17.136cm" fo:margin-left="0cm" table:align="left"/>
    </style:style>
    <style:style style:name="Tabella10.A" style:family="table-column">
      <style:table-column-properties style:column-width="3.993cm"/>
    </style:style>
    <style:style style:name="Tabella10.B" style:family="table-column">
      <style:table-column-properties style:column-width="13.143cm"/>
    </style:style>
    <style:style style:name="Tabella10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a10.B1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ella10.A2" style:family="table-cell">
      <style:table-cell-properties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ella10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ella10.A3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11" style:family="table">
      <style:table-properties style:width="17cm" fo:margin-left="0cm" table:align="left"/>
    </style:style>
    <style:style style:name="Tabella11.A" style:family="table-column">
      <style:table-column-properties style:column-width="17cm"/>
    </style:style>
    <style:style style:name="Tabella1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line-height="100%"/>
      <style:text-properties fo:color="#000000" fo:font-weight="bold" style:font-name-asian="Liberation Serif" style:font-weight-asian="bold" style:font-name-complex="Liberation Serif"/>
    </style:style>
    <style:style style:name="P6" style:family="paragraph" style:parent-style-name="Standard">
      <style:text-properties fo:color="#000000" fo:font-weight="bold" style:font-weight-asian="bold"/>
    </style:style>
    <style:style style:name="P7" style:family="paragraph" style:parent-style-name="Standard">
      <style:paragraph-properties fo:line-height="100%"/>
      <style:text-properties fo:color="#000000" style:font-name-asian="Liberation Serif" style:font-name-complex="Liberation Serif"/>
    </style:style>
    <style:style style:name="P8" style:family="paragraph" style:parent-style-name="Standard">
      <style:paragraph-properties fo:line-height="100%"/>
      <style:text-properties fo:color="#000000" fo:font-weight="normal" style:font-name-asian="Liberation Serif" style:font-weight-asian="normal" style:font-name-complex="Liberation Serif" style:font-weight-complex="normal"/>
    </style:style>
    <style:style style:name="P9" style:family="paragraph" style:parent-style-name="Standard">
      <style:text-properties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orphans="0" fo:widows="0"/>
      <style:text-properties style:font-name="Calibri" style:font-name-asian="Calibri" style:font-name-complex="Calibri"/>
    </style:style>
    <style:style style:name="P12" style:family="paragraph" style:parent-style-name="Standard">
      <style:paragraph-properties fo:text-align="justify" style:justify-single-word="false"/>
      <style:text-properties style:font-name="Calibri" style:font-name-asian="Calibri" style:font-name-complex="Calibri"/>
    </style:style>
    <style:style style:name="P13" style:family="paragraph" style:parent-style-name="Standard">
      <style:paragraph-properties fo:text-align="justify" style:justify-single-word="false" fo:orphans="0" fo:widows="0"/>
      <style:text-properties style:font-name="Calibri" style:font-name-asian="Calibri" style:font-name-complex="Calibri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Calibri" fo:font-weight="bold" style:font-name-asian="Calibri" style:font-weight-asian="bold" style:font-name-complex="Calibri"/>
    </style:style>
    <style:style style:name="P15" style:family="paragraph" style:parent-style-name="Standard">
      <style:paragraph-properties fo:line-height="100%"/>
      <style:text-properties style:text-line-through-style="solid" style:text-underline-mode="continuous" style:text-overline-mode="continuous" style:text-line-through-mode="continuous"/>
    </style:style>
    <style:style style:name="P16" style:family="paragraph" style:parent-style-name="Standard">
      <style:text-properties style:text-line-through-style="solid" fo:font-weight="bold" style:text-underline-mode="continuous" style:text-overline-mode="continuous" style:text-line-through-mode="continuous" style:font-weight-asian="bold"/>
    </style:style>
    <style:style style:name="P17" style:family="paragraph" style:parent-style-name="Standard" style:master-page-name="MP0">
      <style:paragraph-properties fo:text-align="center" style:justify-single-word="false" style:page-number="1" fo:break-before="page"/>
    </style:style>
    <style:style style:name="P18" style:family="paragraph" style:parent-style-name="Standard">
      <style:text-properties style:font-weight-complex="bold"/>
    </style:style>
    <style:style style:name="T1" style:family="text">
      <style:text-properties style:text-position="-3% 100%" style:font-name="Calibri" fo:font-size="18pt" fo:font-weight="bold" style:font-name-asian="Calibri" style:font-size-asian="18pt" style:font-weight-asian="bold" style:font-name-complex="Calibri" style:font-size-complex="18pt"/>
    </style:style>
    <style:style style:name="T2" style:family="text">
      <style:text-properties style:font-name="Calibri" fo:font-size="14pt" fo:font-weight="bold" style:font-name-asian="Calibri" style:font-size-asian="14pt" style:font-weight-asian="bold" style:font-name-complex="Calibri" style:font-size-complex="14pt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Car._20_predefinito_20_paragrafo"><text:span text:style-name="T1">ALTERNANZA SCUOLA-LAVORO: TIROCINIO CURRICULARE</text:span></text:span></text:h>
      <text:h text:style-name="P1" text:outline-level="1"/>
      <text:h text:style-name="P1" text:outline-level="1"><text:span text:style-name="Car._20_predefinito_20_paragrafo"><text:span text:style-name="T2">PROGETTO FORMATIVO PERSONALIZZATO</text:span></text:span></text:h>
      <text:h text:style-name="P2" text:outline-level="1"/>
      <text:h text:style-name="P1" text:outline-level="1">Convenzione annuale della scuola/ quadro della scuola/quadro della PAT con <text:span text:style-name="Car._20_predefinito_20_paragrafo"><text:span text:style-name="T4">(nome del soggetto ospitante)</text:span></text:span></text:h>
      <text:h text:style-name="P1" text:outline-level="1"/>
      <text:h text:style-name="P1" text:outline-level="1">n. __________________ del ________________</text:h>
      <text:h text:style-name="P1" text:outline-level="1"/>
      <text:h text:style-name="P3" text:outline-level="1">TIROCINANTE</text:h>
      <text:h text:style-name="P3" text:outline-level="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h text:style-name="P5" text:outline-level="1">Cognome</text:h>
          </table:table-cell>
          <table:table-cell table:style-name="Tabella1.A1" office:value-type="string">
            <text:h text:style-name="P7" text:outline-level="1">$pf.cognome</text:h>
          </table:table-cell>
          <table:table-cell table:style-name="Tabella1.A1" office:value-type="string">
            <text:h text:style-name="P5" text:outline-level="1">Nome</text:h>
          </table:table-cell>
          <table:table-cell table:style-name="Tabella1.A1" office:value-type="string">
            <text:h text:style-name="P7" text:outline-level="1">$pf.nome</text:h>
          </table:table-cell>
          <table:table-cell table:style-name="Tabella1.A1" office:value-type="string">
            <text:h text:style-name="P5" text:outline-level="1">Classe</text:h>
          </table:table-cell>
          <table:table-cell table:style-name="Tabella1.F1" office:value-type="string">
            <text:h text:style-name="P7" text:outline-level="1">$pf.classe</text:h>
          </table:table-cell>
        </table:table-row>
      </table:table>
      <text:h text:style-name="P3" text:outline-level="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h text:style-name="P5" text:outline-level="1">Nato il</text:h>
          </table:table-cell>
          <table:table-cell table:style-name="Tabella2.A1" office:value-type="string">
            <text:h text:style-name="P7" text:outline-level="1">$pf.dataNascita</text:h>
          </table:table-cell>
          <table:table-cell table:style-name="Tabella2.A1" office:value-type="string">
            <text:h text:style-name="P5" text:outline-level="1">mail</text:h>
          </table:table-cell>
          <table:table-cell table:style-name="Tabella2.D1" office:value-type="string">
            <text:h text:style-name="P7" text:outline-level="1">$pf.email</text:h>
          </table:table-cell>
        </table:table-row>
      </table:table>
      <text:h text:style-name="P4" text:outline-level="1"/>
      <text:h text:style-name="P3" text:outline-level="1">SOGGETTO OSPITANTE</text:h>
      <text:h text:style-name="P3" text:outline-level="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h text:style-name="P5" text:outline-level="1">Nome</text:h>
          </table:table-cell>
          <table:table-cell table:style-name="Tabella3.A1" office:value-type="string">
            <text:h text:style-name="P7" text:outline-level="1">$pf.ente</text:h>
          </table:table-cell>
          <table:table-cell table:style-name="Tabella3.A1" office:value-type="string">
            <text:h text:style-name="P5" text:outline-level="1">Partita Iva</text:h>
          </table:table-cell>
          <table:table-cell table:style-name="Tabella3.D1" office:value-type="string">
            <text:h text:style-name="P7" text:outline-level="1">$pf.partitaIva</text:h>
          </table:table-cell>
        </table:table-row>
      </table:table>
      <text:h text:style-name="P4" text:outline-level="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h text:style-name="P5" text:outline-level="1">Tipologia</text:h>
          </table:table-cell>
          <table:table-cell table:style-name="Tabella4.B1" office:value-type="string">
            <text:h text:style-name="P7" text:outline-level="1">$pf.tipologia</text:h>
          </table:table-cell>
        </table:table-row>
      </table:table>
      <text:h text:style-name="P1" text:outline-level="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h text:style-name="P5" text:outline-level="1">Contatto telefonico</text:h>
          </table:table-cell>
          <table:table-cell table:style-name="Tabella5.B1" office:value-type="string">
            <text:h text:style-name="P8" text:outline-level="1">$pf.contattoTel</text:h>
          </table:table-cell>
        </table:table-row>
      </table:table>
      <text:h text:style-name="Standard" text:outline-level="1"/>
      <text:h text:style-name="Standard" text:outline-level="1"><text:span text:style-name="Car._20_predefinito_20_paragrafo"><text:span text:style-name="T5">SEDE/I DEL TIROCINIO</text:span></text:span><text:span text:style-name="Car._20_predefinito_20_paragrafo"><text:span text:style-name="T3"> <text:s text:c="43"/></text:span></text:span></text:h>
      <text:h text:style-name="P3" text:outline-level="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h text:style-name="P5" text:outline-level="1">Indirizzo</text:h>
          </table:table-cell>
          <table:table-cell table:style-name="Tabella6.B1" office:value-type="string">
            <text:h text:style-name="P7" text:outline-level="1">$pf.indirizzo</text:h>
          </table:table-cell>
        </table:table-row>
      </table:table>
      <text:h text:style-name="Standard" text:outline-level="1"/>
      <text:h text:style-name="Standard" text:outline-level="1"/>
      <text:h text:style-name="P3" text:outline-level="1">DATE E ORARIO DEL TIROCINIO</text:h>
      <text:h text:style-name="P3" text:outline-level="1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h text:style-name="P5" text:outline-level="1">Dal</text:h>
          </table:table-cell>
          <table:table-cell table:style-name="Tabella7.A1" office:value-type="string">
            <text:h text:style-name="P7" text:outline-level="1">$pf.dateFrom</text:h>
          </table:table-cell>
          <table:table-cell table:style-name="Tabella7.A1" office:value-type="string">
            <text:h text:style-name="P5" text:outline-level="1">al</text:h>
          </table:table-cell>
          <table:table-cell table:style-name="Tabella7.A1" office:value-type="string">
            <text:h text:style-name="P7" text:outline-level="1">$pf.dateTo</text:h>
          </table:table-cell>
          <table:table-cell table:style-name="Tabella7.A1" office:value-type="string">
            <text:h text:style-name="P6" text:outline-level="1">Ore programmate</text:h>
          </table:table-cell>
          <table:table-cell table:style-name="Tabella7.F1" office:value-type="string">
            <text:h text:style-name="P7" text:outline-level="1">$pf.ore</text:h>
          </table:table-cell>
        </table:table-row>
      </table:table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P3" text:outline-level="1">1.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row>
          <table:table-cell table:style-name="Tabella8.A1" office:value-type="string">
            <text:h text:style-name="P5" text:outline-level="1">Lunedì</text:h>
          </table:table-cell>
          <table:table-cell table:style-name="Tabella8.A1" office:value-type="string">
            <text:h text:style-name="P7" text:outline-level="1">Dalle ore</text:h>
          </table:table-cell>
          <table:table-cell table:style-name="Tabella8.A1" office:value-type="string">
            <text:h text:style-name="P7" text:outline-level="1">8.00</text:h>
          </table:table-cell>
          <table:table-cell table:style-name="Tabella8.A1" office:value-type="string">
            <text:h text:style-name="P7" text:outline-level="1">alle</text:h>
          </table:table-cell>
          <table:table-cell table:style-name="Tabella8.A1" office:value-type="string">
            <text:h text:style-name="P7" text:outline-level="1">12.00</text:h>
          </table:table-cell>
          <table:table-cell table:style-name="Tabella8.A1" office:value-type="string">
            <text:h text:style-name="P7" text:outline-level="1">Dalle ore</text:h>
          </table:table-cell>
          <table:table-cell table:style-name="Tabella8.A1" office:value-type="string">
            <text:h text:style-name="P7" text:outline-level="1">13.00</text:h>
          </table:table-cell>
          <table:table-cell table:style-name="Tabella8.A1" office:value-type="string">
            <text:h text:style-name="P7" text:outline-level="1">alle</text:h>
          </table:table-cell>
          <table:table-cell table:style-name="Tabella8.I1" office:value-type="string">
            <text:h text:style-name="P7" text:outline-level="1">18.00</text:h>
          </table:table-cell>
        </table:table-row>
        <table:table-row>
          <table:table-cell table:style-name="Tabella8.A2" office:value-type="string">
            <text:h text:style-name="P5" text:outline-level="1">Martedì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Mercoledì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Giovedì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Venerdì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Sabato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Domenica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</table:table>
      <text:h text:style-name="Standard" text:outline-level="1"><text:soft-page-break/></text:h>
      <text:h text:style-name="Standard" text:outline-level="1"><text:span text:style-name="Car._20_predefinito_20_paragrafo"><text:span text:style-name="T5">2. ALTERNATIVA</text:span></text:span>: l’orario sarà concordato successivamente e condiviso tramite comunicazione mail con azienda e famiglia</text:h>
      <text:h text:style-name="Standard" text:outline-level="1"/>
      <text:h text:style-name="P3" text:outline-level="1">NOMINATIVO DEI TUTOR</text:h>
      <text:h text:style-name="P3" text:outline-level="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h text:style-name="P5" text:outline-level="1">INTERNO</text:h>
          </table:table-cell>
          <table:table-cell table:style-name="Tabella9.A1" office:value-type="string">
            <text:h text:style-name="P7" text:outline-level="1">$pf.intNominativo</text:h>
          </table:table-cell>
          <table:table-cell table:style-name="Tabella9.A1" office:value-type="string">
            <text:h text:style-name="P5" text:outline-level="1">Ind. mail</text:h>
          </table:table-cell>
          <table:table-cell table:style-name="Tabella9.D1" office:value-type="string">
            <text:h text:style-name="P7" text:outline-level="1">$pf.intEmail</text:h>
          </table:table-cell>
        </table:table-row>
        <table:table-row>
          <table:table-cell table:style-name="Tabella9.A2" office:value-type="string">
            <text:h text:style-name="P5" text:outline-level="1">ESTERNO</text:h>
          </table:table-cell>
          <table:table-cell table:style-name="Tabella9.A2" office:value-type="string">
            <text:h text:style-name="P7" text:outline-level="1">$pf.estNominativo</text:h>
          </table:table-cell>
          <table:table-cell table:style-name="Tabella9.A2" office:value-type="string">
            <text:h text:style-name="P5" text:outline-level="1">Ind. mail</text:h>
          </table:table-cell>
          <table:table-cell table:style-name="Tabella9.D2" office:value-type="string">
            <text:h text:style-name="P7" text:outline-level="1">$pf.estEmail</text:h>
          </table:table-cell>
        </table:table-row>
      </table:table>
      <text:h text:style-name="Standard" text:outline-level="1"/>
      <text:h text:style-name="Standard" text:outline-level="1"/>
      <text:h text:style-name="Standard" text:outline-level="1"/>
      <text:h text:style-name="P3" text:outline-level="1">ESTREMI POLIZZE ASSICURATIVE</text:h>
      <text:h text:style-name="Standard" text:outline-level="1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h text:style-name="P5" text:outline-level="1">INAIL</text:h>
          </table:table-cell>
          <table:table-cell table:style-name="Tabella10.B1" office:value-type="string">
            <text:h text:style-name="P7" text:outline-level="1">$pf.polizzaInail</text:h>
          </table:table-cell>
        </table:table-row>
        <table:table-row>
          <table:table-cell table:style-name="Tabella10.A2" office:value-type="string">
            <text:h text:style-name="P5" text:outline-level="1">RCT PAT</text:h>
          </table:table-cell>
          <table:table-cell table:style-name="Tabella10.B2" office:value-type="string">
            <text:h text:style-name="P7" text:outline-level="1">$pf.rctPat</text:h>
          </table:table-cell>
        </table:table-row>
        <table:table-row>
          <table:table-cell table:style-name="Tabella10.A3" office:value-type="string">
            <text:h text:style-name="P5" text:outline-level="1">INFORTUNI PAT</text:h>
          </table:table-cell>
          <table:table-cell table:style-name="Tabella10.B3" office:value-type="string">
            <text:h text:style-name="P7" text:outline-level="1">$pf.infortuniPat</text:h>
          </table:table-cell>
        </table:table-row>
      </table:table>
      <text:h text:style-name="Standard" text:outline-level="1"/>
      <text:h text:style-name="Standard" text:outline-level="1"/>
      <text:h text:style-name="Standard" text:outline-level="1"><text:span text:style-name="Car._20_predefinito_20_paragrafo"><text:span text:style-name="T5">DESCRIZIONE ATTIVITÀ DI <text:s/>TIROCINIO</text:span></text:span></text:h>
      <text:h text:style-name="Standard" text:outline-level="1">$pf.descrizione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P3" text:outline-level="1">OBIETTIVI DI COMPETENZA DEL TIROCINIO</text:h>
      <text:h text:style-name="P9" text:outline-level="1">#foreach($competenza in $competenze)</text:h>
      <text:h text:style-name="P9" text:outline-level="10"><text:s text:c="2"/>- $competenza.titolo [$competenza.ownerName]</text:h>
      <text:h text:style-name="P9" text:outline-level="1">#end</text:h>
      <text:h text:style-name="P3" text:outline-level="1"/>
      <text:h text:style-name="P3" text:outline-level="1"/>
      <text:h text:style-name="P3" text:outline-level="1"/>
      <text:h text:style-name="P3" text:outline-level="1">FORMAZIONE SICUREZZA</text:h>
      <text:h text:style-name="P3" text:outline-level="1"/>
      <text:h text:style-name="P10" text:outline-level="1">Lo studente/essa ha frequentato i corsi in materia di salute e sicurezza sul lavoro così come declinati nell’accordo Stato-Regioni del 21 dicembre 2011. <text:s/>La suddetta formazione è in linea con quanto previsto dal DVR della scuola definito sulla base del rischio a cui è stato esposto che può essere del seguente livello:</text:h>
      <text:h text:style-name="Standard" text:outline-level="1"/>
      <text:h text:style-name="Standard" text:outline-level="1">- basso</text:h>
      <text:h text:style-name="Standard" text:outline-level="1">- medio</text:h>
      <text:h text:style-name="Standard" text:outline-level="1">- alto</text:h>
      <text:h text:style-name="Standard" text:outline-level="1"/>
      <text:h text:style-name="Standard" text:outline-level="1">Sarà cura del soggetto ospitante valutare se la formazione può essere sufficiente rispetto all’attività prevista dal presente progetto formativo.</text:h>
      <text:h text:style-name="Standard" text:outline-level="1"/>
      <text:h text:style-name="P3" text:outline-level="1"/>
      <text:h text:style-name="P3" text:outline-level="1"/>
      <text:h text:style-name="P11" text:outline-level="1">Firma per il soggetto promotore</text:h>
      <text:h text:style-name="P11" text:outline-level="1"/>
      <text:h text:style-name="P11" text:outline-level="1"/>
      <text:h text:style-name="P11" text:outline-level="1">Firma per il soggetto ospitante<text:tab/></text:h>
      <text:h text:style-name="P11" text:outline-level="1"/>
      <text:h text:style-name="P11" text:outline-level="1"><text:soft-page-break/><text:tab/><text:tab/><text:tab/><text:tab/><text:tab/><text:tab/><text:tab/><text:tab/> <text:s text:c="17"/></text:h>
      <text:h text:style-name="P11" text:outline-level="1">Firma per presa visione ed accettazione del tirocinante*<text:tab/></text:h>
      <text:h text:style-name="P11" text:outline-level="1"><text:tab/><text:tab/><text:tab/><text:tab/><text:tab/><text:tab/><text:tab/><text:tab/> <text:s text:c="18"/></text:h>
      <text:h text:style-name="P11" text:outline-level="1">*se minorenne</text:h>
      <text:h text:style-name="P13" text:outline-level="1"/>
      <text:h text:style-name="P13" text:outline-level="1"/>
      <text:h text:style-name="P13" text:outline-level="1"/>
      <text:h text:style-name="P11" text:outline-level="1">Il sottoscritto genitore (o chi ne fa le veci)/legale rappresentante</text:h>
      <text:h text:style-name="P11" text:outline-level="1"/>
      <text:h text:style-name="P11" text:outline-level="1"/>
      <text:h text:style-name="P11" text:outline-level="1">______________________________</text:h>
      <text:h text:style-name="P13" text:outline-level="1"/>
      <text:h text:style-name="P13" text:outline-level="1"/>
      <text:h text:style-name="P13" text:outline-level="1">autorizza ______________________________________ a partecipare al tirocinio e ne condivide la</text:h>
      <text:h text:style-name="P14" text:outline-level="1">richiesta.</text:h>
      <text:h text:style-name="P11" text:outline-level="1"/>
      <text:h text:style-name="P11" text:outline-level="1"/>
      <text:h text:style-name="P11" text:outline-level="1"/>
      <text:h text:style-name="P11" text:outline-level="1">Trento, ______________ <text:tab/><text:tab/><text:tab/><text:tab/><text:tab/><text:tab/></text:h>
      <text:h text:style-name="P12" text:outline-level="1"><text:tab/><text:tab/><text:tab/><text:tab/><text:tab/><text:tab/><text:tab/><text:tab/> <text:s text:c="4"/><text:tab/> <text:s text:c="5"/></text:h>
      <text:h text:style-name="P3" text:outline-level="1"/>
      <text:h text:style-name="P3" text:outline-level="1"/>
      <table:table table:name="Tabella11" table:style-name="Tabella11">
        <table:table-column table:style-name="Tabella11.A"/>
        <table:table-row>
          <table:table-cell table:style-name="Tabella11.A1" office:value-type="string">
            <text:h text:style-name="P7" text:outline-level="1">PRIVACY (a cura dell’Istituto)</text:h>
            <text:h text:style-name="P7" text:outline-level="1"/>
            <text:h text:style-name="P15" text:outline-level="1"/>
            <text:h text:style-name="P7" text:outline-level="1"/>
            <text:h text:style-name="P7" text:outline-level="1"/>
            <text:h text:style-name="P7" text:outline-level="1"/>
          </table:table-cell>
        </table:table-row>
      </table:table>
      <text:h text:style-name="P3" text:outline-level="1"/>
      <text:h text:style-name="P3" text:outline-level="1"/>
      <text:h text:style-name="P3" text:outline-level="1"/>
      <text:h text:style-name="P3" text:outline-level="1"/>
      <text:h text:style-name="P16" text:outline-level="1"/>
      <text:h text:style-name="P16" text:outline-level="1"/>
      <text:h text:style-name="Standard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fals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it" fo:country="IT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2cm" fo:orphans="2" fo:widows="2" fo:hyphenation-ladder-count="no-limit" style:vertical-align="top"/>
      <style:text-properties style:letter-kerning="true" style:font-name-asian="NSimSun" style:font-name-complex="Arial" fo:hyphenate="true" fo:hyphenation-remain-char-count="0" fo:hyphenation-push-char-count="0"/>
    </style:style>
    <style:style style:name="Titolo_20_1" style:display-name="Titolo 1" style:family="paragraph" style:parent-style-name="Normale" style:next-style-name="Standard" style:default-outline-level="1">
      <style:paragraph-properties fo:margin-top="0.847cm" fo:margin-bottom="0.212cm" fo:keep-together="always" fo:hyphenation-ladder-count="no-limit" fo:keep-with-next="always"/>
      <style:text-properties fo:font-size="24pt" fo:font-weight="bold" style:font-size-asian="24pt" style:font-weight-asian="bold" style:font-size-complex="24pt" fo:hyphenate="false" fo:hyphenation-remain-char-count="0" fo:hyphenation-push-char-count="0"/>
    </style:style>
    <style:style style:name="Titolo_20_2" style:display-name="Titolo 2" style:family="paragraph" style:parent-style-name="Normale" style:next-style-name="Standard" style:default-outline-level="2">
      <style:paragraph-properties fo:margin-top="0.635cm" fo:margin-bottom="0.141cm" fo:keep-together="always" fo:hyphenation-ladder-count="no-limit" fo:keep-with-next="always"/>
      <style:text-properties fo:font-size="18pt" fo:font-weight="bold" style:font-size-asian="18pt" style:font-weight-asian="bold" style:font-size-complex="18pt" fo:hyphenate="false" fo:hyphenation-remain-char-count="0" fo:hyphenation-push-char-count="0"/>
    </style:style>
    <style:style style:name="Titolo_20_3" style:display-name="Titolo 3" style:family="paragraph" style:parent-style-name="Normale" style:next-style-name="Standard" style:default-outline-level="3">
      <style:paragraph-properties fo:margin-top="0.494cm" fo:margin-bottom="0.141cm" fo:keep-together="always" fo:hyphenation-ladder-count="no-limit" fo:keep-with-next="always"/>
      <style:text-properties fo:font-size="14pt" fo:font-weight="bold" style:font-size-asian="14pt" style:font-weight-asian="bold" style:font-size-complex="14pt" fo:hyphenate="false" fo:hyphenation-remain-char-count="0" fo:hyphenation-push-char-count="0"/>
    </style:style>
    <style:style style:name="Titolo_20_4" style:display-name="Titolo 4" style:family="paragraph" style:parent-style-name="Normale" style:next-style-name="Standard" style:default-outline-level="4">
      <style:paragraph-properties fo:margin-top="0.423cm" fo:margin-bottom="0.071cm" fo:keep-together="always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Titolo_20_5" style:display-name="Titolo 5" style:family="paragraph" style:parent-style-name="Normale" style:next-style-name="Standard" style:default-outline-level="5">
      <style:paragraph-properties fo:margin-top="0.388cm" fo:margin-bottom="0.071cm" fo:keep-together="always" fo:hyphenation-ladder-count="no-limit" fo:keep-with-next="always"/>
      <style:text-properties fo:font-size="11pt" fo:font-weight="bold" style:font-size-asian="11pt" style:font-weight-asian="bold" style:font-size-complex="11pt" fo:hyphenate="false" fo:hyphenation-remain-char-count="0" fo:hyphenation-push-char-count="0"/>
    </style:style>
    <style:style style:name="Titolo_20_6" style:display-name="Titolo 6" style:family="paragraph" style:parent-style-name="Normale" style:next-style-name="Standard" style:default-outline-level="6">
      <style:paragraph-properties fo:margin-top="0.353cm" fo:margin-bottom="0.071cm" fo:keep-together="always" fo:hyphenation-ladder-count="no-limit" fo:keep-with-next="always"/>
      <style:text-properties fo:font-size="10pt" fo:font-weight="bold" style:font-size-asian="10pt" style:font-weight-asian="bold" style:font-size-complex="10pt" fo:hyphenate="false" fo:hyphenation-remain-char-count="0" fo:hyphenation-push-char-count="0"/>
    </style:style>
    <style:style style:name="Normale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Linux Libertine G" style:font-size-asian="14pt" style:font-name-complex="Linux Libertine G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cm" fo:margin-bottom="0.247cm" fo:line-height="115%" fo:hyphenation-ladder-count="no-limit"/>
      <style:text-properties fo:hyphenate="true" fo:hyphenation-remain-char-count="0" fo:hyphenation-push-char-count="0"/>
    </style:style>
    <style:style style:name="List" style:family="paragraph" style:parent-style-name="Corpo_20_del_20_testo" style:default-outline-level="1" style:list-style-name="" style:class="list">
      <style:paragraph-properties fo:hyphenation-ladder-count="no-limit"/>
      <style:text-properties fo:hyphenate="true" fo:hyphenation-remain-char-count="0" fo:hyphenation-push-char-count="0"/>
    </style:style>
    <style:style style:name="Caption" style:family="paragraph" style:parent-style-name="Normale" style:default-outline-level="1" style:list-style-name="" style:class="extra">
      <style:paragraph-properties fo:margin-top="0.212cm" fo:margin-bottom="0.212cm" style:line-height-at-least="0.002cm" fo:hyphenation-ladder-count="no-limit" text:number-lines="false" text:line-number="0" style:vertical-align="top"/>
      <style:text-properties fo:font-style="italic" style:letter-kerning="true" style:font-name-asian="NSimSun" style:font-style-asian="italic" style:font-name-complex="Arial" style:font-style-complex="italic" fo:hyphenate="true" fo:hyphenation-remain-char-count="0" fo:hyphenation-push-char-count="0"/>
    </style:style>
    <style:style style:name="Index" style:family="paragraph" style:parent-style-name="Normale" style:default-outline-level="1" style:list-style-name="" style:class="index">
      <style:paragraph-properties style:line-height-at-least="0.002cm" fo:hyphenation-ladder-count="no-limit" text:number-lines="false" text:line-number="0" style:vertical-align="top"/>
      <style:text-properties style:letter-kerning="true" style:font-name-asian="NSimSun" style:font-name-complex="Arial" fo:hyphenate="true" fo:hyphenation-remain-char-count="0" fo:hyphenation-push-char-count="0"/>
    </style:style>
    <style:style style:name="Title" style:family="paragraph" style:parent-style-name="Normale" style:default-outline-level="1" style:list-style-name="" style:class="chapter">
      <style:paragraph-properties fo:margin-top="0.423cm" fo:margin-bottom="0.212cm" style:line-height-at-least="0.002cm" fo:hyphenation-ladder-count="no-limit" fo:keep-with-next="always" style:vertical-align="top"/>
      <style:text-properties style:font-name="Liberation Sans" fo:font-size="14pt" style:letter-kerning="true" style:font-name-asian="Microsoft YaHei" style:font-size-asian="14pt" style:font-name-complex="Arial" style:font-size-complex="14pt" fo:hyphenate="true" fo:hyphenation-remain-char-count="0" fo:hyphenation-push-char-count="0"/>
    </style:style>
    <style:style style:name="Subtitle" style:family="paragraph" style:parent-style-name="Normale" style:next-style-name="Standard" style:class="chapter">
      <style:paragraph-properties fo:margin-top="0.635cm" fo:margin-bottom="0.141cm" fo:keep-together="always" fo:hyphenation-ladder-count="no-limit" fo:keep-with-next="always"/>
      <style:text-properties fo:color="#666666" style:font-name="Georgia" fo:font-size="24pt" fo:font-style="italic" style:font-name-asian="Georgia" style:font-size-asian="24pt" style:font-style-asian="italic" style:font-name-complex="Georgia" style:font-size-complex="24pt" fo:hyphenate="false" fo:hyphenation-remain-char-count="0" fo:hyphenation-push-char-count="0"/>
    </style:style>
    <style:style style:name="Corpo_20_del_20_testo" style:display-name="Corpo del testo" style:family="paragraph" style:parent-style-name="Normale" style:default-outline-level="1" style:list-style-name="">
      <style:paragraph-properties fo:margin-top="0cm" fo:margin-bottom="0.247cm" fo:line-height="115%" fo:hyphenation-ladder-count="no-limit" style:vertical-align="top"/>
      <style:text-properties style:letter-kerning="true" style:font-name-asian="NSimSun" style:font-name-complex="Arial" fo:hyphenate="true" fo:hyphenation-remain-char-count="0" fo:hyphenation-push-char-count="0"/>
    </style:style>
    <style:style style:name="Table_20_Contents" style:display-name="Table Contents" style:family="paragraph" style:parent-style-name="Standard" style:default-outline-level="1" style:list-style-name="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itolo_20_tabella" style:display-name="Titolo tabella" style:family="paragraph" style:parent-style-name="Table_20_Contents" style:default-outline-level="1" style:list-style-name="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text-position="0% 100%" style:font-name="OpenSymbol" style:font-name-asian="OpenSymbol" style:font-name-complex="OpenSymbol" style:text-emphasize="none" style:text-scale="100%"/>
    </style:style>
    <style:style style:name="WW_5f_CharLFO1LVL1" style:display-name="WW_CharLFO1LVL1" style:family="text">
      <style:text-properties style:font-name="Liberation Serif" style:font-name-asian="NSimSun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creator>Michele Nori</dc:creator>
    <meta:creation-date>2020-10-05T12:04:00Z</meta:creation-date>
    <dc:date>2021-11-15T14:19:55.59</dc:date>
    <meta:editing-cycles>14</meta:editing-cycles>
    <meta:editing-duration>PT1H42M27S</meta:editing-duration>
    <meta:document-statistic meta:table-count="11" meta:image-count="0" meta:object-count="0" meta:page-count="3" meta:paragraph-count="116" meta:word-count="303" meta:character-count="2309"/>
    <meta:template xlink:type="simple" xlink:actuate="onRequest" xlink:title="" xlink:href="Normal"/>
  </office:meta>
</office:document-meta>
</file>